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 Regression" table:style-name="ta1">
        <table:shapes>
          <draw:frame draw:z-index="0" draw:style-name="gr1" draw:text-style-name="P1" svg:width="453.51pt" svg:height="255.09pt" svg:x="551.96pt" svg:y="2.86pt">
            <draw:object draw:notify-on-update-of-ranges="'Calibration Regression'.C1:'Calibration Regression'.G1 'Calibration Regression'.A2:'Calibration Regression'.A2 'Calibration Regression'.C2:'Calibration Regression'.G2 'Calibration Regression'.A3:'Calibration Regression'.A3 'Calibration Regression'.C3:'Calibration Regression'.G3 'Calibration Regression'.A4:'Calibration Regression'.A4 'Calibration Regression'.C4:'Calibration Regression'.G4 'Calibration Regression'.A5:'Calibration Regression'.A5 'Calibration Regression'.C5:'Calibration Regression'.G5 'Calibration Regression'.A6:'Calibration Regression'.A6 'Calibration Regression'.C6:'Calibration Regression'.G6 'Calibration Regression'.A7:'Calibration Regression'.A7 'Calibration Regression'.C7:'Calibration Regression'.G7 'Calibration Regression'.A8:'Calibration Regression'.A8 'Calibration Regression'.C8:'Calibration Regression'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2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Voltage vs ADC cts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Slope</text:p>
          </table:table-cell>
          <table:table-cell table:style-name="Default"/>
        </table:table-row>
        <table:table-row table:style-name="ro1">
          <table:table-cell office:value-type="string" calcext:value-type="string">
            <text:p>BF 9C 9D 14 BE 2F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86" calcext:value-type="float">
            <text:p>486</text:p>
          </table:table-cell>
          <table:table-cell office:value-type="float" office:value="649" calcext:value-type="float">
            <text:p>649</text:p>
          </table:table-cell>
          <table:table-cell office:value-type="float" office:value="810" calcext:value-type="float">
            <text:p>810</text:p>
          </table:table-cell>
          <table:table-cell office:value-type="float" office:value="971" calcext:value-type="float">
            <text:p>971</text:p>
          </table:table-cell>
          <table:table-cell table:formula="of:=SLOPE([.$B$1:.$G$1];[.B2:.G2])" office:value-type="float" office:value="0.00308584873627665" calcext:value-type="float">
            <text:p>0.00308585</text:p>
          </table:table-cell>
          <table:table-cell/>
        </table:table-row>
        <table:table-row table:style-name="ro1">
          <table:table-cell office:value-type="string" calcext:value-type="string">
            <text:p>C5 7F 55 52 46 6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51" calcext:value-type="float">
            <text:p>451</text:p>
          </table:table-cell>
          <table:table-cell office:value-type="float" office:value="600" calcext:value-type="float">
            <text:p>600</text:p>
          </table:table-cell>
          <table:table-cell office:value-type="float" office:value="749" calcext:value-type="float">
            <text:p>749</text:p>
          </table:table-cell>
          <table:table-cell office:value-type="float" office:value="898" calcext:value-type="float">
            <text:p>898</text:p>
          </table:table-cell>
          <table:table-cell table:formula="of:=SLOPE([.$B$1:.$G$1];[.B3:.G3])" office:value-type="float" office:value="0.00334031277416196" calcext:value-type="float">
            <text:p>0.00334031</text:p>
          </table:table-cell>
          <table:table-cell/>
        </table:table-row>
        <table:table-row table:style-name="ro1">
          <table:table-cell office:value-type="string" calcext:value-type="string">
            <text:p>AD 02 F3 B3 CC 7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52" calcext:value-type="float">
            <text:p>452</text:p>
          </table:table-cell>
          <table:table-cell office:value-type="float" office:value="604" calcext:value-type="float">
            <text:p>604</text:p>
          </table:table-cell>
          <table:table-cell office:value-type="float" office:value="756" calcext:value-type="float">
            <text:p>756</text:p>
          </table:table-cell>
          <table:table-cell office:value-type="float" office:value="907" calcext:value-type="float">
            <text:p>907</text:p>
          </table:table-cell>
          <table:table-cell table:formula="of:=SLOPE([.$B$1:.$G$1];[.B4:.G4])" office:value-type="float" office:value="0.00330435265479092" calcext:value-type="float">
            <text:p>0.00330435</text:p>
          </table:table-cell>
          <table:table-cell/>
        </table:table-row>
        <table:table-row table:style-name="ro1">
          <table:table-cell office:value-type="string" calcext:value-type="string">
            <text:p>49 08 7B 16 1A 9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75" calcext:value-type="float">
            <text:p>475</text:p>
          </table:table-cell>
          <table:table-cell office:value-type="float" office:value="638" calcext:value-type="float">
            <text:p>638</text:p>
          </table:table-cell>
          <table:table-cell office:value-type="float" office:value="798" calcext:value-type="float">
            <text:p>798</text:p>
          </table:table-cell>
          <table:table-cell office:value-type="float" office:value="965" calcext:value-type="float">
            <text:p>965</text:p>
          </table:table-cell>
          <table:table-cell table:formula="of:=SLOPE([.$B$1:.$G$1];[.B5:.G5])" office:value-type="float" office:value="0.00310711333915233" calcext:value-type="float">
            <text:p>0.00310711</text:p>
          </table:table-cell>
          <table:table-cell/>
        </table:table-row>
        <table:table-row table:style-name="ro1">
          <table:table-cell office:value-type="string" calcext:value-type="string">
            <text:p>03 F3 F9 62 80 4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66" calcext:value-type="float">
            <text:p>466</text:p>
          </table:table-cell>
          <table:table-cell office:value-type="float" office:value="622" calcext:value-type="float">
            <text:p>622</text:p>
          </table:table-cell>
          <table:table-cell office:value-type="float" office:value="778" calcext:value-type="float">
            <text:p>778</text:p>
          </table:table-cell>
          <table:table-cell office:value-type="float" office:value="933" calcext:value-type="float">
            <text:p>933</text:p>
          </table:table-cell>
          <table:table-cell table:formula="of:=SLOPE([.$B$1:.$G$1];[.B6:.G6])" office:value-type="float" office:value="0.00321096985134977" calcext:value-type="float">
            <text:p>0.00321097</text:p>
          </table:table-cell>
          <table:table-cell/>
        </table:table-row>
        <table:table-row table:style-name="ro1">
          <table:table-cell office:value-type="string" calcext:value-type="string">
            <text:p>44 BD 04 22 CF 0F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38" calcext:value-type="float">
            <text:p>438</text:p>
          </table:table-cell>
          <table:table-cell office:value-type="float" office:value="585" calcext:value-type="float">
            <text:p>585</text:p>
          </table:table-cell>
          <table:table-cell office:value-type="float" office:value="731" calcext:value-type="float">
            <text:p>731</text:p>
          </table:table-cell>
          <table:table-cell office:value-type="float" office:value="878" calcext:value-type="float">
            <text:p>878</text:p>
          </table:table-cell>
          <table:table-cell table:formula="of:=SLOPE([.$B$1:.$G$1];[.B7:.G7])" office:value-type="float" office:value="0.00341561998652685" calcext:value-type="float">
            <text:p>0.00341562</text:p>
          </table:table-cell>
          <table:table-cell/>
        </table:table-row>
        <table:table-row table:style-name="ro1">
          <table:table-cell office:value-type="string" calcext:value-type="string">
            <text:p>CC C0 4D 23 CF 6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49" calcext:value-type="float">
            <text:p>449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table:formula="of:=SLOPE([.$B$1:.$G$1];[.B8:.G8])" office:value-type="float" office:value="0.00333045891499106" calcext:value-type="float">
            <text:p>0.00333046</text:p>
          </table:table-cell>
          <table:table-cell/>
        </table:table-row>
      </table:table>
      <table:table table:name="Resistor upgrade" table:style-name="ta1">
        <table:shapes>
          <draw:frame draw:z-index="0" draw:style-name="gr1" draw:text-style-name="P1" svg:width="453.51pt" svg:height="255.09pt" svg:x="552.67pt" svg:y="0pt">
            <draw:object draw:notify-on-update-of-ranges="'Resistor upgrade'.B1:'Resistor upgrade'.F1 'Resistor upgrade'.A2:'Resistor upgrade'.A2 'Resistor upgrade'.B2:'Resistor upgrade'.F2 'Resistor upgrade'.A3:'Resistor upgrade'.A3 'Resistor upgrade'.B3:'Resistor upgrade'.F3 'Resistor upgrade'.A4:'Resistor upgrade'.A4 'Resistor upgrade'.B4:'Resistor upgrade'.F4 'Resistor upgrade'.A5:'Resistor upgrade'.A5 'Resistor upgrade'.B5:'Resistor upgrade'.F5 'Resistor upgrade'.A6:'Resistor upgrade'.A6 'Resistor upgrade'.B6:'Resistor upgrade'.F6 'Resistor upgrade'.A7:'Resistor upgrade'.A7 'Resistor upgrade'.B7:'Resistor upgrade'.F7 'Resistor upgrade'.A8:'Resistor upgrade'.A8 'Resistor upgrade'.B8:'Resistor upgrade'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54.77pt" svg:y="266.66pt">
            <draw:object draw:notify-on-update-of-ranges="'Resistor upgrade'.B22:'Resistor upgrade'.F22 'Resistor upgrade'.A23:'Resistor upgrade'.A23 'Resistor upgrade'.B23:'Resistor upgrade'.F23 'Resistor upgrade'.A24:'Resistor upgrade'.A24 'Resistor upgrade'.B24:'Resistor upgrade'.F24 'Resistor upgrade'.A25:'Resistor upgrade'.A25 'Resistor upgrade'.B25:'Resistor upgrade'.F25 'Resistor upgrade'.A26:'Resistor upgrade'.A26 'Resistor upgrade'.B26:'Resistor upgrade'.F26 'Resistor upgrade'.A27:'Resistor upgrade'.A27 'Resistor upgrade'.B27:'Resistor upgrade'.F27 'Resistor upgrade'.A28:'Resistor upgrade'.A28 'Resistor upgrade'.B28:'Resistor upgrade'.F28 'Resistor upgrade'.A29:'Resistor upgrade'.A29 'Resistor upgrade'.B29:'Resistor upgrade'.F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7" table:default-cell-style-name="ce2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 9C 9D 14 BE 2F</text:p>
          </table:table-cell>
          <table:table-cell office:value-type="float" office:value="322" calcext:value-type="float">
            <text:p>322</text:p>
          </table:table-cell>
          <table:table-cell office:value-type="float" office:value="486" calcext:value-type="float">
            <text:p>486</text:p>
          </table:table-cell>
          <table:table-cell office:value-type="float" office:value="649" calcext:value-type="float">
            <text:p>649</text:p>
          </table:table-cell>
          <table:table-cell office:value-type="float" office:value="810" calcext:value-type="float">
            <text:p>810</text:p>
          </table:table-cell>
          <table:table-cell office:value-type="float" office:value="971" calcext:value-type="float">
            <text:p>971</text:p>
          </table:table-cell>
          <table:table-cell table:formula="of:=SLOPE([.$B$1:.$F$1];[.B2:.F2])" office:value-type="float" office:value="0.00308255781601349" calcext:value-type="float">
            <text:p>0.003082557816013</text:p>
          </table:table-cell>
          <table:table-cell table:formula="of:=INTERCEPT([.$B$1:.$F$1];[.B2:.F2])" office:value-type="float" office:value="0.0037355583496641" calcext:value-type="float">
            <text:p>0.003735558349664</text:p>
          </table:table-cell>
        </table:table-row>
        <table:table-row table:style-name="ro1">
          <table:table-cell office:value-type="string" calcext:value-type="string">
            <text:p>C5 7F 55 52 46 68</text:p>
          </table:table-cell>
          <table:table-cell office:value-type="float" office:value="382" calcext:value-type="float">
            <text:p>382</text:p>
          </table:table-cell>
          <table:table-cell office:value-type="float" office:value="595" calcext:value-type="float">
            <text:p>595</text:p>
          </table:table-cell>
          <table:table-cell office:value-type="float" office:value="775" calcext:value-type="float">
            <text:p>775</text:p>
          </table:table-cell>
          <table:table-cell office:value-type="float" office:value="943" calcext:value-type="float">
            <text:p>943</text:p>
          </table:table-cell>
          <table:table-cell office:value-type="float" office:value="1023" calcext:value-type="float">
            <text:p>1023</text:p>
          </table:table-cell>
          <table:table-cell table:formula="of:=SLOPE([.$B$1:.$F$1];[.B3:.F3])" office:value-type="float" office:value="0.00300021498473019" calcext:value-type="float">
            <text:p>0.00300021498473</text:p>
          </table:table-cell>
          <table:table-cell table:formula="of:=INTERCEPT([.$B$1:.$F$1];[.B3:.F3])" office:value-type="float" office:value="-0.230959862645373" calcext:value-type="float">
            <text:p>-0.230959862645373</text:p>
          </table:table-cell>
        </table:table-row>
        <table:table-row table:style-name="ro1">
          <table:table-cell office:value-type="string" calcext:value-type="string">
            <text:p>AD 02 F3 B3 CC 79</text:p>
          </table:table-cell>
          <table:table-cell office:value-type="float" office:value="385" calcext:value-type="float">
            <text:p>385</text:p>
          </table:table-cell>
          <table:table-cell office:value-type="float" office:value="591" calcext:value-type="float">
            <text:p>591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1023" calcext:value-type="float">
            <text:p>1023</text:p>
          </table:table-cell>
          <table:table-cell table:formula="of:=SLOPE([.$B$1:.$F$1];[.B4:.F4])" office:value-type="float" office:value="0.00276015244832633" calcext:value-type="float">
            <text:p>0.002760152448326</text:p>
          </table:table-cell>
          <table:table-cell table:formula="of:=INTERCEPT([.$B$1:.$F$1];[.B4:.F4])" office:value-type="float" office:value="-0.112620683948971" calcext:value-type="float">
            <text:p>-0.112620683948971</text:p>
          </table:table-cell>
        </table:table-row>
        <table:table-row table:style-name="ro1">
          <table:table-cell office:value-type="string" calcext:value-type="string">
            <text:p>49 08 7B 16 1A 90</text:p>
          </table:table-cell>
          <table:table-cell office:value-type="float" office:value="312" calcext:value-type="float">
            <text:p>312</text:p>
          </table:table-cell>
          <table:table-cell office:value-type="float" office:value="475" calcext:value-type="float">
            <text:p>475</text:p>
          </table:table-cell>
          <table:table-cell office:value-type="float" office:value="638" calcext:value-type="float">
            <text:p>638</text:p>
          </table:table-cell>
          <table:table-cell office:value-type="float" office:value="798" calcext:value-type="float">
            <text:p>798</text:p>
          </table:table-cell>
          <table:table-cell office:value-type="float" office:value="965" calcext:value-type="float">
            <text:p>965</text:p>
          </table:table-cell>
          <table:table-cell table:formula="of:=SLOPE([.$B$1:.$F$1];[.B5:.F5])" office:value-type="float" office:value="0.00306926245755035" calcext:value-type="float">
            <text:p>0.00306926245755</text:p>
          </table:table-cell>
          <table:table-cell table:formula="of:=INTERCEPT([.$B$1:.$F$1];[.B5:.F5])" office:value-type="float" office:value="0.043038257065898" calcext:value-type="float">
            <text:p>0.043038257065898</text:p>
          </table:table-cell>
        </table:table-row>
        <table:table-row table:style-name="ro1">
          <table:table-cell office:value-type="string" calcext:value-type="string">
            <text:p>03 F3 F9 62 80 46</text:p>
          </table:table-cell>
          <table:table-cell office:value-type="float" office:value="445" calcext:value-type="float">
            <text:p>445</text:p>
          </table:table-cell>
          <table:table-cell office:value-type="float" office:value="691" calcext:value-type="float">
            <text:p>691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1023" calcext:value-type="float">
            <text:p>1023</text:p>
          </table:table-cell>
          <table:table-cell table:formula="of:=SLOPE([.$B$1:.$F$1];[.B6:.F6])" office:value-type="float" office:value="0.00297499088309245" calcext:value-type="float">
            <text:p>0.002974990883092</text:p>
          </table:table-cell>
          <table:table-cell table:formula="of:=INTERCEPT([.$B$1:.$F$1];[.B6:.F6])" office:value-type="float" office:value="-0.441872516842287" calcext:value-type="float">
            <text:p>-0.441872516842287</text:p>
          </table:table-cell>
        </table:table-row>
        <table:table-row table:style-name="ro1">
          <table:table-cell office:value-type="string" calcext:value-type="string">
            <text:p>44 BD 04 22 CF 0F</text:p>
          </table:table-cell>
          <table:table-cell office:value-type="float" office:value="291" calcext:value-type="float">
            <text:p>291</text:p>
          </table:table-cell>
          <table:table-cell office:value-type="float" office:value="438" calcext:value-type="float">
            <text:p>438</text:p>
          </table:table-cell>
          <table:table-cell office:value-type="float" office:value="585" calcext:value-type="float">
            <text:p>585</text:p>
          </table:table-cell>
          <table:table-cell office:value-type="float" office:value="731" calcext:value-type="float">
            <text:p>731</text:p>
          </table:table-cell>
          <table:table-cell office:value-type="float" office:value="878" calcext:value-type="float">
            <text:p>878</text:p>
          </table:table-cell>
          <table:table-cell table:formula="of:=SLOPE([.$B$1:.$F$1];[.B7:.F7])" office:value-type="float" office:value="0.0034083115405847" calcext:value-type="float">
            <text:p>0.003408311540585</text:p>
          </table:table-cell>
          <table:table-cell table:formula="of:=INTERCEPT([.$B$1:.$F$1];[.B7:.F7])" office:value-type="float" office:value="0.00750107337418648" calcext:value-type="float">
            <text:p>0.007501073374186</text:p>
          </table:table-cell>
        </table:table-row>
        <table:table-row table:style-name="ro1">
          <table:table-cell office:value-type="string" calcext:value-type="string">
            <text:p>CC C0 4D 23 CF 68</text:p>
          </table:table-cell>
          <table:table-cell office:value-type="float" office:value="298" calcext:value-type="float">
            <text:p>298</text:p>
          </table:table-cell>
          <table:table-cell office:value-type="float" office:value="449" calcext:value-type="float">
            <text:p>449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table:formula="of:=SLOPE([.$B$1:.$F$1];[.B8:.F8])" office:value-type="float" office:value="0.00332224886889015" calcext:value-type="float">
            <text:p>0.00332224886889</text:p>
          </table:table-cell>
          <table:table-cell table:formula="of:=INTERCEPT([.$B$1:.$F$1];[.B8:.F8])" office:value-type="float" office:value="0.00864402798724262" calcext:value-type="float">
            <text:p>0.008644027987243</text:p>
          </table:table-cell>
        </table:table-row>
        <table:table-row table:style-name="ro1" table:number-rows-repeated="13">
          <table:table-cell table:style-name="Default" table:number-columns-repeated="8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egression (slope, intercept)</text:p>
          </table:table-cell>
          <table:table-cell table:style-name="Default"/>
        </table:table-row>
        <table:table-row table:style-name="ro1">
          <table:table-cell office:value-type="string" calcext:value-type="string">
            <text:p>BF 9C 9D 14 BE 2F</text:p>
          </table:table-cell>
          <table:table-cell office:value-type="float" office:value="322" calcext:value-type="float">
            <text:p>322</text:p>
          </table:table-cell>
          <table:table-cell office:value-type="float" office:value="486" calcext:value-type="float">
            <text:p>486</text:p>
          </table:table-cell>
          <table:table-cell office:value-type="float" office:value="649" calcext:value-type="float">
            <text:p>649</text:p>
          </table:table-cell>
          <table:table-cell office:value-type="float" office:value="810" calcext:value-type="float">
            <text:p>810</text:p>
          </table:table-cell>
          <table:table-cell office:value-type="float" office:value="971" calcext:value-type="float">
            <text:p>971</text:p>
          </table:table-cell>
          <table:table-cell table:formula="of:=SLOPE([.$B$22:.$F$22];[.B23:.F23])" office:value-type="float" office:value="0.00308255781601349" calcext:value-type="float">
            <text:p>0.003082557816013</text:p>
          </table:table-cell>
          <table:table-cell table:formula="of:=INTERCEPT([.$B$22:.$F$22];[.B23:.F23])" office:value-type="float" office:value="0.0037355583496641" calcext:value-type="float">
            <text:p>0.003735558349664</text:p>
          </table:table-cell>
        </table:table-row>
        <table:table-row table:style-name="ro1">
          <table:table-cell office:value-type="string" calcext:value-type="string">
            <text:p>C5 7F 55 52 46 68</text:p>
          </table:table-cell>
          <table:table-cell office:value-type="float" office:value="300" calcext:value-type="float">
            <text:p>300</text:p>
          </table:table-cell>
          <table:table-cell office:value-type="float" office:value="451" calcext:value-type="float">
            <text:p>451</text:p>
          </table:table-cell>
          <table:table-cell office:value-type="float" office:value="600" calcext:value-type="float">
            <text:p>600</text:p>
          </table:table-cell>
          <table:table-cell office:value-type="float" office:value="749" calcext:value-type="float">
            <text:p>749</text:p>
          </table:table-cell>
          <table:table-cell office:value-type="float" office:value="898" calcext:value-type="float">
            <text:p>898</text:p>
          </table:table-cell>
          <table:table-cell table:formula="of:=SLOPE([.$B$22:.$F$22];[.B24:.F24])" office:value-type="float" office:value="0.0033466962239231" calcext:value-type="float">
            <text:p>0.003346696223923</text:p>
          </table:table-cell>
          <table:table-cell table:formula="of:=INTERCEPT([.$B$22:.$F$22];[.B24:.F24])" office:value-type="float" office:value="-0.00667905586428974" calcext:value-type="float">
            <text:p>-0.00667905586429</text:p>
          </table:table-cell>
        </table:table-row>
        <table:table-row table:style-name="ro1">
          <table:table-cell office:value-type="string" calcext:value-type="string">
            <text:p>AD 02 F3 B3 CC 79</text:p>
          </table:table-cell>
          <table:table-cell office:value-type="float" office:value="300" calcext:value-type="float">
            <text:p>300</text:p>
          </table:table-cell>
          <table:table-cell office:value-type="float" office:value="452" calcext:value-type="float">
            <text:p>452</text:p>
          </table:table-cell>
          <table:table-cell office:value-type="float" office:value="604" calcext:value-type="float">
            <text:p>604</text:p>
          </table:table-cell>
          <table:table-cell office:value-type="float" office:value="756" calcext:value-type="float">
            <text:p>756</text:p>
          </table:table-cell>
          <table:table-cell office:value-type="float" office:value="907" calcext:value-type="float">
            <text:p>907</text:p>
          </table:table-cell>
          <table:table-cell table:formula="of:=SLOPE([.$B$22:.$F$22];[.B25:.F25])" office:value-type="float" office:value="0.00329380192403165" calcext:value-type="float">
            <text:p>0.003293801924032</text:p>
          </table:table-cell>
          <table:table-cell table:formula="of:=INTERCEPT([.$B$22:.$F$22];[.B25:.F25])" office:value-type="float" office:value="0.0112023982696909" calcext:value-type="float">
            <text:p>0.011202398269691</text:p>
          </table:table-cell>
        </table:table-row>
        <table:table-row table:style-name="ro1">
          <table:table-cell office:value-type="string" calcext:value-type="string">
            <text:p>49 08 7B 16 1A 90</text:p>
          </table:table-cell>
          <table:table-cell office:value-type="float" office:value="312" calcext:value-type="float">
            <text:p>312</text:p>
          </table:table-cell>
          <table:table-cell office:value-type="float" office:value="475" calcext:value-type="float">
            <text:p>475</text:p>
          </table:table-cell>
          <table:table-cell office:value-type="float" office:value="638" calcext:value-type="float">
            <text:p>638</text:p>
          </table:table-cell>
          <table:table-cell office:value-type="float" office:value="798" calcext:value-type="float">
            <text:p>798</text:p>
          </table:table-cell>
          <table:table-cell office:value-type="float" office:value="965" calcext:value-type="float">
            <text:p>965</text:p>
          </table:table-cell>
          <table:table-cell table:formula="of:=SLOPE([.$B$22:.$F$22];[.B26:.F26])" office:value-type="float" office:value="0.00306926245755035" calcext:value-type="float">
            <text:p>0.00306926245755</text:p>
          </table:table-cell>
          <table:table-cell table:formula="of:=INTERCEPT([.$B$22:.$F$22];[.B26:.F26])" office:value-type="float" office:value="0.043038257065898" calcext:value-type="float">
            <text:p>0.043038257065898</text:p>
          </table:table-cell>
        </table:table-row>
        <table:table-row table:style-name="ro1">
          <table:table-cell office:value-type="string" calcext:value-type="string">
            <text:p>03 F3 F9 62 80 46</text:p>
          </table:table-cell>
          <table:table-cell office:value-type="float" office:value="308" calcext:value-type="float">
            <text:p>308</text:p>
          </table:table-cell>
          <table:table-cell office:value-type="float" office:value="466" calcext:value-type="float">
            <text:p>466</text:p>
          </table:table-cell>
          <table:table-cell office:value-type="float" office:value="622" calcext:value-type="float">
            <text:p>622</text:p>
          </table:table-cell>
          <table:table-cell office:value-type="float" office:value="778" calcext:value-type="float">
            <text:p>778</text:p>
          </table:table-cell>
          <table:table-cell office:value-type="float" office:value="933" calcext:value-type="float">
            <text:p>933</text:p>
          </table:table-cell>
          <table:table-cell table:formula="of:=SLOPE([.$B$22:.$F$22];[.B27:.F27])" office:value-type="float" office:value="0.00320098759279175" calcext:value-type="float">
            <text:p>0.003200987592792</text:p>
          </table:table-cell>
          <table:table-cell table:formula="of:=INTERCEPT([.$B$22:.$F$22];[.B27:.F27])" office:value-type="float" office:value="0.0109063098392048" calcext:value-type="float">
            <text:p>0.010906309839205</text:p>
          </table:table-cell>
        </table:table-row>
        <table:table-row table:style-name="ro1">
          <table:table-cell office:value-type="string" calcext:value-type="string">
            <text:p>44 BD 04 22 CF 0F</text:p>
          </table:table-cell>
          <table:table-cell office:value-type="float" office:value="291" calcext:value-type="float">
            <text:p>291</text:p>
          </table:table-cell>
          <table:table-cell office:value-type="float" office:value="438" calcext:value-type="float">
            <text:p>438</text:p>
          </table:table-cell>
          <table:table-cell office:value-type="float" office:value="585" calcext:value-type="float">
            <text:p>585</text:p>
          </table:table-cell>
          <table:table-cell office:value-type="float" office:value="731" calcext:value-type="float">
            <text:p>731</text:p>
          </table:table-cell>
          <table:table-cell office:value-type="float" office:value="878" calcext:value-type="float">
            <text:p>878</text:p>
          </table:table-cell>
          <table:table-cell table:formula="of:=SLOPE([.$B$22:.$F$22];[.B28:.F28])" office:value-type="float" office:value="0.0034083115405847" calcext:value-type="float">
            <text:p>0.003408311540585</text:p>
          </table:table-cell>
          <table:table-cell table:formula="of:=INTERCEPT([.$B$22:.$F$22];[.B28:.F28])" office:value-type="float" office:value="0.00750107337418648" calcext:value-type="float">
            <text:p>0.007501073374186</text:p>
          </table:table-cell>
        </table:table-row>
        <table:table-row table:style-name="ro1">
          <table:table-cell office:value-type="string" calcext:value-type="string">
            <text:p>CC C0 4D 23 CF 68</text:p>
          </table:table-cell>
          <table:table-cell office:value-type="float" office:value="298" calcext:value-type="float">
            <text:p>298</text:p>
          </table:table-cell>
          <table:table-cell office:value-type="float" office:value="449" calcext:value-type="float">
            <text:p>449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table:formula="of:=SLOPE([.$B$22:.$F$22];[.B29:.F29])" office:value-type="float" office:value="0.00332224886889015" calcext:value-type="float">
            <text:p>0.00332224886889</text:p>
          </table:table-cell>
          <table:table-cell table:formula="of:=INTERCEPT([.$B$22:.$F$22];[.B29:.F29])" office:value-type="float" office:value="0.00864402798724262" calcext:value-type="float">
            <text:p>0.008644027987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20:03.501244167</meta:creation-date>
    <dc:date>2019-05-31T16:22:22.594748362</dc:date>
    <meta:editing-duration>PT11M28S</meta:editing-duration>
    <meta:editing-cycles>1</meta:editing-cycles>
    <meta:document-statistic meta:table-count="2" meta:cell-count="187" meta:object-count="3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87cm" svg:y="2.707cm" style:legend-expansion="high" chart:style-name="ch2"/>
        <chart:plot-area chart:style-name="ch3" table:cell-range-address="'Calibration Regression'.C1:'Calibration Regression'.G8 'Calibration Regression'.A2:'Calibration Regression'.A8" chart:data-source-has-labels="both" svg:x="0.32cm" svg:y="0.18cm" svg:width="10.947cm" svg:height="8.64cm">
          <chartooo:coordinate-region svg:x="1.127cm" svg:y="0.379cm" svg:width="9.861cm" svg:height="7.794cm"/>
          <chart:axis chart:dimension="x" chart:name="primary-x" chart:style-name="ch4" chartooo:axis-type="auto">
            <chartooo:date-scale/>
            <chart:categories table:cell-range-address="'Calibration Regression'.C1:'Calibration Regression'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alibration Regression'.C2:'Calibration Regression'.G2" chart:label-cell-address="'Calibration Regression'.A2:'Calibration Regression'.A2" chart:class="chart:line">
            <chart:data-point chart:repeated="5"/>
          </chart:series>
          <chart:series chart:style-name="ch7" chart:values-cell-range-address="'Calibration Regression'.C3:'Calibration Regression'.G3" chart:label-cell-address="'Calibration Regression'.A3:'Calibration Regression'.A3" chart:class="chart:line">
            <chart:data-point chart:repeated="5"/>
          </chart:series>
          <chart:series chart:style-name="ch8" chart:values-cell-range-address="'Calibration Regression'.C4:'Calibration Regression'.G4" chart:label-cell-address="'Calibration Regression'.A4:'Calibration Regression'.A4" chart:class="chart:line">
            <chart:data-point chart:repeated="5"/>
          </chart:series>
          <chart:series chart:style-name="ch9" chart:values-cell-range-address="'Calibration Regression'.C5:'Calibration Regression'.G5" chart:label-cell-address="'Calibration Regression'.A5:'Calibration Regression'.A5" chart:class="chart:line">
            <chart:data-point chart:repeated="5"/>
          </chart:series>
          <chart:series chart:style-name="ch10" chart:values-cell-range-address="'Calibration Regression'.C6:'Calibration Regression'.G6" chart:label-cell-address="'Calibration Regression'.A6:'Calibration Regression'.A6" chart:class="chart:line">
            <chart:data-point chart:repeated="5"/>
          </chart:series>
          <chart:series chart:style-name="ch11" chart:values-cell-range-address="'Calibration Regression'.C7:'Calibration Regression'.G7" chart:label-cell-address="'Calibration Regression'.A7:'Calibration Regression'.A7" chart:class="chart:line">
            <chart:data-point chart:repeated="5"/>
          </chart:series>
          <chart:series chart:style-name="ch12" chart:values-cell-range-address="'Calibration Regression'.C8:'Calibration Regression'.G8" chart:label-cell-address="'Calibration Regression'.A8:'Calibration Regression'.A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alibration Regression'.C1:'Calibration Regression'.G1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F 9C 9D 14 BE 2F</text:p>
                <draw:g>
                  <svg:desc>'Calibration Regression'.A2:'Calibration Regression'.A2</svg:desc>
                </draw:g>
              </table:table-cell>
              <table:table-cell office:value-type="float" office:value="322">
                <text:p>322</text:p>
                <draw:g>
                  <svg:desc>'Calibration Regression'.C2:'Calibration Regression'.G2</svg:desc>
                </draw:g>
              </table:table-cell>
              <table:table-cell office:value-type="float" office:value="486">
                <text:p>486</text:p>
              </table:table-cell>
              <table:table-cell office:value-type="float" office:value="649">
                <text:p>649</text:p>
              </table:table-cell>
              <table:table-cell office:value-type="float" office:value="810">
                <text:p>81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C5 7F 55 52 46 68</text:p>
                <draw:g>
                  <svg:desc>'Calibration Regression'.A3:'Calibration Regression'.A3</svg:desc>
                </draw:g>
              </table:table-cell>
              <table:table-cell office:value-type="float" office:value="300">
                <text:p>300</text:p>
                <draw:g>
                  <svg:desc>'Calibration Regression'.C3:'Calibration Regression'.G3</svg:desc>
                </draw:g>
              </table:table-cell>
              <table:table-cell office:value-type="float" office:value="451">
                <text:p>451</text:p>
              </table:table-cell>
              <table:table-cell office:value-type="float" office:value="600">
                <text:p>600</text:p>
              </table:table-cell>
              <table:table-cell office:value-type="float" office:value="749">
                <text:p>749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AD 02 F3 B3 CC 79</text:p>
                <draw:g>
                  <svg:desc>'Calibration Regression'.A4:'Calibration Regression'.A4</svg:desc>
                </draw:g>
              </table:table-cell>
              <table:table-cell office:value-type="float" office:value="300">
                <text:p>300</text:p>
                <draw:g>
                  <svg:desc>'Calibration Regression'.C4:'Calibration Regression'.G4</svg:desc>
                </draw:g>
              </table:table-cell>
              <table:table-cell office:value-type="float" office:value="452">
                <text:p>452</text:p>
              </table:table-cell>
              <table:table-cell office:value-type="float" office:value="604">
                <text:p>604</text:p>
              </table:table-cell>
              <table:table-cell office:value-type="float" office:value="756">
                <text:p>75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9 08 7B 16 1A 90</text:p>
                <draw:g>
                  <svg:desc>'Calibration Regression'.A5:'Calibration Regression'.A5</svg:desc>
                </draw:g>
              </table:table-cell>
              <table:table-cell office:value-type="float" office:value="312">
                <text:p>312</text:p>
                <draw:g>
                  <svg:desc>'Calibration Regression'.C5:'Calibration Regression'.G5</svg:desc>
                </draw:g>
              </table:table-cell>
              <table:table-cell office:value-type="float" office:value="475">
                <text:p>475</text:p>
              </table:table-cell>
              <table:table-cell office:value-type="float" office:value="638">
                <text:p>638</text:p>
              </table:table-cell>
              <table:table-cell office:value-type="float" office:value="798">
                <text:p>79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03 F3 F9 62 80 46</text:p>
                <draw:g>
                  <svg:desc>'Calibration Regression'.A6:'Calibration Regression'.A6</svg:desc>
                </draw:g>
              </table:table-cell>
              <table:table-cell office:value-type="float" office:value="308">
                <text:p>308</text:p>
                <draw:g>
                  <svg:desc>'Calibration Regression'.C6:'Calibration Regression'.G6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622">
                <text:p>622</text:p>
              </table:table-cell>
              <table:table-cell office:value-type="float" office:value="778">
                <text:p>77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4 BD 04 22 CF 0F</text:p>
                <draw:g>
                  <svg:desc>'Calibration Regression'.A7:'Calibration Regression'.A7</svg:desc>
                </draw:g>
              </table:table-cell>
              <table:table-cell office:value-type="float" office:value="291">
                <text:p>291</text:p>
                <draw:g>
                  <svg:desc>'Calibration Regression'.C7:'Calibration Regression'.G7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585">
                <text:p>585</text:p>
              </table:table-cell>
              <table:table-cell office:value-type="float" office:value="731">
                <text:p>73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CC C0 4D 23 CF 68</text:p>
                <draw:g>
                  <svg:desc>'Calibration Regression'.A8:'Calibration Regression'.A8</svg:desc>
                </draw:g>
              </table:table-cell>
              <table:table-cell office:value-type="float" office:value="298">
                <text:p>298</text:p>
                <draw:g>
                  <svg:desc>'Calibration Regression'.C8:'Calibration Regression'.G8</svg:desc>
                </draw:g>
              </table:table-cell>
              <table:table-cell office:value-type="float" office:value="449">
                <text:p>449</text:p>
              </table:table-cell>
              <table:table-cell office:value-type="float" office:value="600">
                <text:p>600</text:p>
              </table:table-cell>
              <table:table-cell office:value-type="float" office:value="750">
                <text:p>75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87cm" svg:y="2.707cm" style:legend-expansion="high" chart:style-name="ch2"/>
        <chart:plot-area chart:style-name="ch3" table:cell-range-address="'Resistor upgrade'.A1:'Resistor upgrade'.F8" chart:data-source-has-labels="both" svg:x="0.32cm" svg:y="0.18cm" svg:width="10.947cm" svg:height="8.64cm">
          <chartooo:coordinate-region svg:x="1.127cm" svg:y="0.379cm" svg:width="9.861cm" svg:height="7.794cm"/>
          <chart:axis chart:dimension="x" chart:name="primary-x" chart:style-name="ch4" chartooo:axis-type="auto">
            <chartooo:date-scale/>
            <chart:categories table:cell-range-address="'Resistor upgrade'.B1:'Resistor upgrade'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sistor upgrade'.B2:'Resistor upgrade'.F2" chart:label-cell-address="'Resistor upgrade'.A2:'Resistor upgrade'.A2" chart:class="chart:line">
            <chart:data-point chart:repeated="5"/>
          </chart:series>
          <chart:series chart:style-name="ch7" chart:values-cell-range-address="'Resistor upgrade'.B3:'Resistor upgrade'.F3" chart:label-cell-address="'Resistor upgrade'.A3:'Resistor upgrade'.A3" chart:class="chart:line">
            <chart:data-point chart:repeated="5"/>
          </chart:series>
          <chart:series chart:style-name="ch8" chart:values-cell-range-address="'Resistor upgrade'.B4:'Resistor upgrade'.F4" chart:label-cell-address="'Resistor upgrade'.A4:'Resistor upgrade'.A4" chart:class="chart:line">
            <chart:data-point chart:repeated="5"/>
          </chart:series>
          <chart:series chart:style-name="ch9" chart:values-cell-range-address="'Resistor upgrade'.B5:'Resistor upgrade'.F5" chart:label-cell-address="'Resistor upgrade'.A5:'Resistor upgrade'.A5" chart:class="chart:line">
            <chart:data-point chart:repeated="5"/>
          </chart:series>
          <chart:series chart:style-name="ch10" chart:values-cell-range-address="'Resistor upgrade'.B6:'Resistor upgrade'.F6" chart:label-cell-address="'Resistor upgrade'.A6:'Resistor upgrade'.A6" chart:class="chart:line">
            <chart:data-point chart:repeated="5"/>
          </chart:series>
          <chart:series chart:style-name="ch11" chart:values-cell-range-address="'Resistor upgrade'.B7:'Resistor upgrade'.F7" chart:label-cell-address="'Resistor upgrade'.A7:'Resistor upgrade'.A7" chart:class="chart:line">
            <chart:data-point chart:repeated="5"/>
          </chart:series>
          <chart:series chart:style-name="ch12" chart:values-cell-range-address="'Resistor upgrade'.B8:'Resistor upgrade'.F8" chart:label-cell-address="'Resistor upgrade'.A8:'Resistor upgrade'.A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istor upgrade'.B1:'Resistor upgrade'.F1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F 9C 9D 14 BE 2F</text:p>
                <draw:g>
                  <svg:desc>'Resistor upgrade'.A2:'Resistor upgrade'.A2</svg:desc>
                </draw:g>
              </table:table-cell>
              <table:table-cell office:value-type="float" office:value="322">
                <text:p>322</text:p>
                <draw:g>
                  <svg:desc>'Resistor upgrade'.B2:'Resistor upgrade'.F2</svg:desc>
                </draw:g>
              </table:table-cell>
              <table:table-cell office:value-type="float" office:value="486">
                <text:p>486</text:p>
              </table:table-cell>
              <table:table-cell office:value-type="float" office:value="649">
                <text:p>649</text:p>
              </table:table-cell>
              <table:table-cell office:value-type="float" office:value="810">
                <text:p>81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C5 7F 55 52 46 68</text:p>
                <draw:g>
                  <svg:desc>'Resistor upgrade'.A3:'Resistor upgrade'.A3</svg:desc>
                </draw:g>
              </table:table-cell>
              <table:table-cell office:value-type="float" office:value="382">
                <text:p>382</text:p>
                <draw:g>
                  <svg:desc>'Resistor upgrade'.B3:'Resistor upgrade'.F3</svg:desc>
                </draw:g>
              </table:table-cell>
              <table:table-cell office:value-type="float" office:value="595">
                <text:p>595</text:p>
              </table:table-cell>
              <table:table-cell office:value-type="float" office:value="775">
                <text:p>775</text:p>
              </table:table-cell>
              <table:table-cell office:value-type="float" office:value="943">
                <text:p>94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AD 02 F3 B3 CC 79</text:p>
                <draw:g>
                  <svg:desc>'Resistor upgrade'.A4:'Resistor upgrade'.A4</svg:desc>
                </draw:g>
              </table:table-cell>
              <table:table-cell office:value-type="float" office:value="385">
                <text:p>385</text:p>
                <draw:g>
                  <svg:desc>'Resistor upgrade'.B4:'Resistor upgrade'.F4</svg:desc>
                </draw:g>
              </table:table-cell>
              <table:table-cell office:value-type="float" office:value="591">
                <text:p>591</text:p>
              </table:table-cell>
              <table:table-cell office:value-type="float" office:value="805">
                <text:p>805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9 08 7B 16 1A 90</text:p>
                <draw:g>
                  <svg:desc>'Resistor upgrade'.A5:'Resistor upgrade'.A5</svg:desc>
                </draw:g>
              </table:table-cell>
              <table:table-cell office:value-type="float" office:value="312">
                <text:p>312</text:p>
                <draw:g>
                  <svg:desc>'Resistor upgrade'.B5:'Resistor upgrade'.F5</svg:desc>
                </draw:g>
              </table:table-cell>
              <table:table-cell office:value-type="float" office:value="475">
                <text:p>475</text:p>
              </table:table-cell>
              <table:table-cell office:value-type="float" office:value="638">
                <text:p>638</text:p>
              </table:table-cell>
              <table:table-cell office:value-type="float" office:value="798">
                <text:p>79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03 F3 F9 62 80 46</text:p>
                <draw:g>
                  <svg:desc>'Resistor upgrade'.A6:'Resistor upgrade'.A6</svg:desc>
                </draw:g>
              </table:table-cell>
              <table:table-cell office:value-type="float" office:value="445">
                <text:p>445</text:p>
                <draw:g>
                  <svg:desc>'Resistor upgrade'.B6:'Resistor upgrade'.F6</svg:desc>
                </draw:g>
              </table:table-cell>
              <table:table-cell office:value-type="float" office:value="691">
                <text:p>691</text:p>
              </table:table-cell>
              <table:table-cell office:value-type="float" office:value="922">
                <text:p>922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4 BD 04 22 CF 0F</text:p>
                <draw:g>
                  <svg:desc>'Resistor upgrade'.A7:'Resistor upgrade'.A7</svg:desc>
                </draw:g>
              </table:table-cell>
              <table:table-cell office:value-type="float" office:value="291">
                <text:p>291</text:p>
                <draw:g>
                  <svg:desc>'Resistor upgrade'.B7:'Resistor upgrade'.F7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585">
                <text:p>585</text:p>
              </table:table-cell>
              <table:table-cell office:value-type="float" office:value="731">
                <text:p>73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CC C0 4D 23 CF 68</text:p>
                <draw:g>
                  <svg:desc>'Resistor upgrade'.A8:'Resistor upgrade'.A8</svg:desc>
                </draw:g>
              </table:table-cell>
              <table:table-cell office:value-type="float" office:value="298">
                <text:p>298</text:p>
                <draw:g>
                  <svg:desc>'Resistor upgrade'.B8:'Resistor upgrade'.F8</svg:desc>
                </draw:g>
              </table:table-cell>
              <table:table-cell office:value-type="float" office:value="449">
                <text:p>449</text:p>
              </table:table-cell>
              <table:table-cell office:value-type="float" office:value="600">
                <text:p>600</text:p>
              </table:table-cell>
              <table:table-cell office:value-type="float" office:value="750">
                <text:p>75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87cm" svg:y="2.707cm" style:legend-expansion="high" chart:style-name="ch2"/>
        <chart:plot-area chart:style-name="ch3" table:cell-range-address="'Resistor upgrade'.A22:'Resistor upgrade'.F29" chart:data-source-has-labels="both" svg:x="0.32cm" svg:y="0.18cm" svg:width="10.947cm" svg:height="8.64cm">
          <chartooo:coordinate-region svg:x="1.127cm" svg:y="0.379cm" svg:width="9.861cm" svg:height="7.794cm"/>
          <chart:axis chart:dimension="x" chart:name="primary-x" chart:style-name="ch4" chartooo:axis-type="auto">
            <chartooo:date-scale/>
            <chart:categories table:cell-range-address="'Resistor upgrade'.B22:'Resistor upgrade'.F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sistor upgrade'.B23:'Resistor upgrade'.F23" chart:label-cell-address="'Resistor upgrade'.A23:'Resistor upgrade'.A23" chart:class="chart:line">
            <chart:data-point chart:repeated="5"/>
          </chart:series>
          <chart:series chart:style-name="ch7" chart:values-cell-range-address="'Resistor upgrade'.B24:'Resistor upgrade'.F24" chart:label-cell-address="'Resistor upgrade'.A24:'Resistor upgrade'.A24" chart:class="chart:line">
            <chart:data-point chart:repeated="5"/>
          </chart:series>
          <chart:series chart:style-name="ch8" chart:values-cell-range-address="'Resistor upgrade'.B25:'Resistor upgrade'.F25" chart:label-cell-address="'Resistor upgrade'.A25:'Resistor upgrade'.A25" chart:class="chart:line">
            <chart:data-point chart:repeated="5"/>
          </chart:series>
          <chart:series chart:style-name="ch9" chart:values-cell-range-address="'Resistor upgrade'.B26:'Resistor upgrade'.F26" chart:label-cell-address="'Resistor upgrade'.A26:'Resistor upgrade'.A26" chart:class="chart:line">
            <chart:data-point chart:repeated="5"/>
          </chart:series>
          <chart:series chart:style-name="ch10" chart:values-cell-range-address="'Resistor upgrade'.B27:'Resistor upgrade'.F27" chart:label-cell-address="'Resistor upgrade'.A27:'Resistor upgrade'.A27" chart:class="chart:line">
            <chart:data-point chart:repeated="5"/>
          </chart:series>
          <chart:series chart:style-name="ch11" chart:values-cell-range-address="'Resistor upgrade'.B28:'Resistor upgrade'.F28" chart:label-cell-address="'Resistor upgrade'.A28:'Resistor upgrade'.A28" chart:class="chart:line">
            <chart:data-point chart:repeated="5"/>
          </chart:series>
          <chart:series chart:style-name="ch12" chart:values-cell-range-address="'Resistor upgrade'.B29:'Resistor upgrade'.F29" chart:label-cell-address="'Resistor upgrade'.A29:'Resistor upgrade'.A2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istor upgrade'.B22:'Resistor upgrade'.F22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F 9C 9D 14 BE 2F</text:p>
                <draw:g>
                  <svg:desc>'Resistor upgrade'.A23:'Resistor upgrade'.A23</svg:desc>
                </draw:g>
              </table:table-cell>
              <table:table-cell office:value-type="float" office:value="322">
                <text:p>322</text:p>
                <draw:g>
                  <svg:desc>'Resistor upgrade'.B23:'Resistor upgrade'.F23</svg:desc>
                </draw:g>
              </table:table-cell>
              <table:table-cell office:value-type="float" office:value="486">
                <text:p>486</text:p>
              </table:table-cell>
              <table:table-cell office:value-type="float" office:value="649">
                <text:p>649</text:p>
              </table:table-cell>
              <table:table-cell office:value-type="float" office:value="810">
                <text:p>81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C5 7F 55 52 46 68</text:p>
                <draw:g>
                  <svg:desc>'Resistor upgrade'.A24:'Resistor upgrade'.A24</svg:desc>
                </draw:g>
              </table:table-cell>
              <table:table-cell office:value-type="float" office:value="300">
                <text:p>300</text:p>
                <draw:g>
                  <svg:desc>'Resistor upgrade'.B24:'Resistor upgrade'.F24</svg:desc>
                </draw:g>
              </table:table-cell>
              <table:table-cell office:value-type="float" office:value="451">
                <text:p>451</text:p>
              </table:table-cell>
              <table:table-cell office:value-type="float" office:value="600">
                <text:p>600</text:p>
              </table:table-cell>
              <table:table-cell office:value-type="float" office:value="749">
                <text:p>749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AD 02 F3 B3 CC 79</text:p>
                <draw:g>
                  <svg:desc>'Resistor upgrade'.A25:'Resistor upgrade'.A25</svg:desc>
                </draw:g>
              </table:table-cell>
              <table:table-cell office:value-type="float" office:value="300">
                <text:p>300</text:p>
                <draw:g>
                  <svg:desc>'Resistor upgrade'.B25:'Resistor upgrade'.F25</svg:desc>
                </draw:g>
              </table:table-cell>
              <table:table-cell office:value-type="float" office:value="452">
                <text:p>452</text:p>
              </table:table-cell>
              <table:table-cell office:value-type="float" office:value="604">
                <text:p>604</text:p>
              </table:table-cell>
              <table:table-cell office:value-type="float" office:value="756">
                <text:p>75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9 08 7B 16 1A 90</text:p>
                <draw:g>
                  <svg:desc>'Resistor upgrade'.A26:'Resistor upgrade'.A26</svg:desc>
                </draw:g>
              </table:table-cell>
              <table:table-cell office:value-type="float" office:value="312">
                <text:p>312</text:p>
                <draw:g>
                  <svg:desc>'Resistor upgrade'.B26:'Resistor upgrade'.F26</svg:desc>
                </draw:g>
              </table:table-cell>
              <table:table-cell office:value-type="float" office:value="475">
                <text:p>475</text:p>
              </table:table-cell>
              <table:table-cell office:value-type="float" office:value="638">
                <text:p>638</text:p>
              </table:table-cell>
              <table:table-cell office:value-type="float" office:value="798">
                <text:p>79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03 F3 F9 62 80 46</text:p>
                <draw:g>
                  <svg:desc>'Resistor upgrade'.A27:'Resistor upgrade'.A27</svg:desc>
                </draw:g>
              </table:table-cell>
              <table:table-cell office:value-type="float" office:value="308">
                <text:p>308</text:p>
                <draw:g>
                  <svg:desc>'Resistor upgrade'.B27:'Resistor upgrade'.F27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622">
                <text:p>622</text:p>
              </table:table-cell>
              <table:table-cell office:value-type="float" office:value="778">
                <text:p>77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4 BD 04 22 CF 0F</text:p>
                <draw:g>
                  <svg:desc>'Resistor upgrade'.A28:'Resistor upgrade'.A28</svg:desc>
                </draw:g>
              </table:table-cell>
              <table:table-cell office:value-type="float" office:value="291">
                <text:p>291</text:p>
                <draw:g>
                  <svg:desc>'Resistor upgrade'.B28:'Resistor upgrade'.F28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585">
                <text:p>585</text:p>
              </table:table-cell>
              <table:table-cell office:value-type="float" office:value="731">
                <text:p>73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CC C0 4D 23 CF 68</text:p>
                <draw:g>
                  <svg:desc>'Resistor upgrade'.A29:'Resistor upgrade'.A29</svg:desc>
                </draw:g>
              </table:table-cell>
              <table:table-cell office:value-type="float" office:value="298">
                <text:p>298</text:p>
                <draw:g>
                  <svg:desc>'Resistor upgrade'.B29:'Resistor upgrade'.F29</svg:desc>
                </draw:g>
              </table:table-cell>
              <table:table-cell office:value-type="float" office:value="449">
                <text:p>449</text:p>
              </table:table-cell>
              <table:table-cell office:value-type="float" office:value="600">
                <text:p>600</text:p>
              </table:table-cell>
              <table:table-cell office:value-type="float" office:value="750">
                <text:p>75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